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 office:value-type="string">
            <text:p>2022-11-15_07-35-27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2-11-15_01-46-44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 office:value-type="string">
            <text:p>2022-11-15_19-12-57_000.jpg</text:p>
          </table:table-cell>
          <table:table-cell table:style-name="ce20" office:value-type="string">
            <text:p>:m :篠笛,shinobue #*# / session-memo:session-1 / 1-2#5 p.1:genre=melody,musescore=~ \\\ p.2:genre=melody:variation:2022-11-14~p-1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2-11-15_12-00-27_000.jpg</text:p>
          </table:table-cell>
          <table:table-cell table:style-name="ce27" office:value-type="string">
            <text:p>:m #*# / memo:other(m:other) / topic=習字, about=~,other=~,id=~,content=炭;素;天;皇;武;政;臣;偉;</text:p>
          </table:table-cell>
          <table:table-cell table:style-name="ce28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#*# / memo:other(m:other) / topic=習字, about=~,other=~,id=~,content=炭;素;天;皇;武;政;臣;偉;">
            <text:p>:m #*# / memo:other(m:other) / topic=習字, about=~,other=~,id=~,content=炭;素;天;皇;武;政;臣;偉;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2-11-15_12-01-00_000.jpg</text:p>
          </table:table-cell>
          <table:table-cell table:style-name="ce27" office:value-type="string">
            <text:p>:m #*# RES / free / res-id=9EQ0 / theme=淳仁天皇 / genre=歴史：日本 / session-number=~ / doc=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#*# RES / free / res-id=9EQ0 / theme=淳仁天皇 / genre=歴史：日本 / session-number=~ / doc=~,other=~">
            <text:p>:m #*# RES / free / res-id=9EQ0 / theme=淳仁天皇 / genre=歴史：日本 / session-number=~ / doc=~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 office:value-type="string">
            <text:p>2022-11-15_16-43-53_000.jpg</text:p>
          </table:table-cell>
          <table:table-cell table:style-name="ce28" office:value-type="string">
            <text:p>:m RES 1-2*2 / free# JVEMV6 83#_31:1 / 83. chemistry / topics=有機化学：原子間距離,w=ブタジエン,s=~,i=~,other=~,doc=r-1-1~1.1:f-2.4#L.1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2-11-15_07-36-41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記録 / お酒：飲んだ量">
            <text:p>:m 記録 / お酒：飲んだ量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2-11-15_14-46-15_000.jpg</text:p>
          </table:table-cell>
          <table:table-cell table:style-name="ce27" office:value-type="string">
            <text:p>:m 記録 / 身体 / 全身像 / 顔 / 様子 / time=夜；occasion=楽器演奏したあと（篠笛）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2-11-14_20-54-14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2-11-15_13-18-03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7" office:value-type="string">
            <text:p>2022-11-15_18-38-53_000.mp4</text:p>
          </table:table-cell>
          <table:table-cell table:style-name="ce28" office:value-type="string">
            <text:p>:VIDEO / @自室 / 記録 / jap.flute / 演奏、play / R=1 / genre=demo,for=~,session=hour-18,memo=~,other=~ / follow~,file-id=2022-11-14_19-00-50_000.jpg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VIDEO / @自室 / 記録 / jap.flute / 演奏、play / R=1 / genre=demo,for=~,session=hour-18,memo=~,other=~ / follow~,file-id=2022-11-14_19-00-50_000.jpg">
            <text:p>:VIDEO / @自室 / 記録 / jap.flute / 演奏、play / R=1 / genre=demo,for=~,session=hour-18,memo=~,other=~ / follow~,file-id=2022-11-14_19-00-50_000.jpg</text:p>
          </table:table-cell>
          <table:table-cell table:style-name="ce10" table:formula="of:=RIGHT([.B12];[.K12])" office:value-type="string" office:string-value="mp4">
            <text:p>mp4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2-11-15_14-46-16_000.mp4</text:p>
          </table:table-cell>
          <table:table-cell table:style-name="ce27" office:value-type="string">
            <text:p>:VIDEO / @自室 / 記録 / jap.flute / 演奏、play / R=1 / genre=melody,for=~,session=hour-14,memo=~,other=explanation+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VIDEO / @自室 / 記録 / jap.flute / 演奏、play / R=1 / genre=melody,for=~,session=hour-14,memo=~,other=explanation+ / follow~">
            <text:p>:VIDEO / @自室 / 記録 / jap.flute / 演奏、play / R=1 / genre=melody,for=~,session=hour-14,memo=~,other=explanation+ / follow~</text:p>
          </table:table-cell>
          <table:table-cell table:style-name="ce10" table:formula="of:=RIGHT([.B13];[.K13])" office:value-type="string" office:string-value="mp4">
            <text:p>mp4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0" office:value-type="string">
            <text:p>2022-11-15_19-13-37_000.jpg</text:p>
          </table:table-cell>
          <table:table-cell table:style-name="ce27" office:value-type="string">
            <text:p>:m :篠笛,shinobue #*# / session-memo:session-1 / 3-5#5 / p.3:genre=melody,other=codaが、先ず浮かんだ。,musescore=~ \\\ p.4:genre=melody:continue-from:page-3:sabi,musescore=~ \\\ p.5:genre=melody:continue-from:page-1:sabi-2,musescore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4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2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8:Sheet1.C273" table:on-update-keep-styles="true" table:on-update-keep-size="false"/>
        <table:database-range table:name="XXX" table:target-range-address="Sheet1.B268:Sheet1.B268" table:on-update-keep-styles="true" table:on-update-keep-size="false"/>
        <table:database-range table:name="XXX_music" table:target-range-address="Sheet1.B269:Sheet1.B269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6">2022/11/16</text:date>, <text:time>12:42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16T12:42:01.46</dc:date>
    <dc:creator>iwabuchi ken</dc:creator>
    <meta:editing-duration>P50DT21H56M25S</meta:editing-duration>
    <meta:editing-cycles>16501</meta:editing-cycles>
    <meta:document-statistic meta:table-count="2" meta:cell-count="918" meta:object-count="0"/>
    <meta:user-defined meta:name="qrichtext">1</meta:user-defined>
  </office:meta>
</office:document-meta>
</file>